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8.14mm" fo:break-before="auto" style:use-optimal-row-height="true"/>
    </style:style>
    <style:style style:name="ro3" style:family="table-row">
      <style:table-row-properties style:row-height="44.17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36.23mm" fo:break-before="auto" style:use-optimal-row-height="true"/>
    </style:style>
    <style:style style:name="ro6" style:family="table-row">
      <style:table-row-properties style:row-height="83.86mm" fo:break-before="auto" style:use-optimal-row-height="true"/>
    </style:style>
    <style:style style:name="ro7" style:family="table-row">
      <style:table-row-properties style:row-height="79.89mm" fo:break-before="auto" style:use-optimal-row-height="true"/>
    </style:style>
    <style:style style:name="ro8" style:family="table-row">
      <style:table-row-properties style:row-height="56.0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Instruction Fetch </text:p>
          </table:table-cell>
          <table:table-cell office:value-type="string" calcext:value-type="string">
            <text:p>Instruction Decode </text:p>
          </table:table-cell>
          <table:table-cell office:value-type="string" calcext:value-type="string">
            <text:p>Register Read </text:p>
          </table:table-cell>
          <table:table-cell office:value-type="string" calcext:value-type="string">
            <text:p>Execute </text:p>
          </table:table-cell>
          <table:table-cell office:value-type="string" calcext:value-type="string">
            <text:p>Memory Access </text:p>
          </table:table-cell>
          <table:table-cell office:value-type="string" calcext:value-type="string">
            <text:p>Write Back </text:p>
          </table:table-cell>
        </table:table-row>
        <table:table-row table:style-name="ro2">
          <table:table-cell office:value-type="string" calcext:value-type="string">
            <text:p>ADD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 </text:p>
          </table:table-cell>
          <table:table-cell office:value-type="string" calcext:value-type="string">
            <text:p>EX/MEM_ADDR1 -&gt; MEM/WB_ADDR </text:p>
            <text:p>EX/MEM_VAL -&gt; MEM/WB_VAL </text:p>
          </table:table-cell>
          <table:table-cell office:value-type="string" calcext:value-type="string">
            <text:p>MEM/WB_ADDR -&gt; RF_A3 </text:p>
            <text:p>MEM/WB_VAL -&gt; RF_D3 </text:p>
          </table:table-cell>
        </table:table-row>
        <table:table-row table:style-name="ro2">
          <table:table-cell office:value-type="string" calcext:value-type="string">
            <text:p>ADC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NOP </text:p>
          </table:table-cell>
          <table:table-cell office:value-type="string" calcext:value-type="string">
            <text:p>EX/MEM_ADDR1 -&gt; MEM/WB_ADDR </text:p>
            <text:p>EX/MEM_VAL -&gt; MEM/WB_VAL </text:p>
            <text:p>NOP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  <text:p> </text:p>
          </table:table-cell>
        </table:table-row>
        <table:table-row table:style-name="ro2">
          <table:table-cell office:value-type="string" calcext:value-type="string">
            <text:p>ADZ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NOP </text:p>
          </table:table-cell>
          <table:table-cell office:value-type="string" calcext:value-type="string">
            <text:p>EX/MEM_ADDR1 -&gt; MEM/WB_ADDR </text:p>
            <text:p>EX/MEM_VAL -&gt; MEM/WB_VAL </text:p>
            <text:p>NOP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  <text:p> </text:p>
          </table:table-cell>
        </table:table-row>
        <table:table-row table:style-name="ro3">
          <table:table-cell office:value-type="string" calcext:value-type="string">
            <text:p>ADI </text:p>
            <text:p> </text:p>
            <text:p>I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  <text:p>IF/ID_IR[5-0]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R/EX_ADDR </text:p>
            <text:p>ID/RR_IR[8-6] -&gt; RF_A2 </text:p>
            <text:p>RF_D2-&gt; RR/EX_D2 </text:p>
            <text:p>ID/RR_SGH69_OUT -&gt; RR/EX_D3 </text:p>
          </table:table-cell>
          <table:table-cell office:value-type="string" calcext:value-type="string">
            <text:p>RR/EX_ADDR -&gt; EX/MEM_ADDR1 </text:p>
            <text:p>RR/EX_D2 -&gt; ALU2_A </text:p>
            <text:p>RR/EX_D3 -&gt; ALU2_B </text:p>
            <text:p>ALU2 -&gt; EX/MEM_VAL </text:p>
          </table:table-cell>
          <table:table-cell office:value-type="string" calcext:value-type="string">
            <text:p>EX/MEM_ADDR1 -&gt; MEM/WB_ADDR </text:p>
            <text:p>EX/MEM_VAL -&gt; MEM/WB_VAL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 </text:p>
          </table:table-cell>
        </table:table-row>
        <table:table-row table:style-name="ro4">
          <table:table-cell office:value-type="string" calcext:value-type="string">
            <text:p>NDU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  <text:p>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 </text:p>
          </table:table-cell>
          <table:table-cell office:value-type="string" calcext:value-type="string">
            <text:p>EX/MEM_ADDR1 -&gt; MEM/WB_ADDR </text:p>
            <text:p>EX/MEM_VAL-&gt; MEM/WB_VAL </text:p>
            <text:p> </text:p>
          </table:table-cell>
          <table:table-cell office:value-type="string" calcext:value-type="string">
            <text:p>MEM/WB_ADDR-&gt; RF_A3 </text:p>
            <text:p>MEM/WB_VAL -&gt; RF_D3 </text:p>
          </table:table-cell>
        </table:table-row>
        <table:table-row table:style-name="ro2">
          <table:table-cell office:value-type="string" calcext:value-type="string">
            <text:p>NDC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NOP </text:p>
          </table:table-cell>
          <table:table-cell office:value-type="string" calcext:value-type="string">
            <text:p>EX/MEM_ADDR1 -&gt; MEM/WB_ADDR </text:p>
            <text:p>EX/MEM_VAL-&gt; MEM/WB_VAL </text:p>
            <text:p>NOP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NOP </text:p>
            <text:p> </text:p>
          </table:table-cell>
        </table:table-row>
        <table:table-row table:style-name="ro2">
          <table:table-cell office:value-type="string" calcext:value-type="string">
            <text:p>NDZ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  <text:p>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NOP </text:p>
          </table:table-cell>
          <table:table-cell office:value-type="string" calcext:value-type="string">
            <text:p>EX/MEM_ADDR1 -&gt; MEM/WB_ADDR </text:p>
            <text:p>EX/MEM_VAL-&gt; MEM/WB_VAL </text:p>
            <text:p>NOP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NOP </text:p>
            <text:p> </text:p>
          </table:table-cell>
        </table:table-row>
        <table:table-row table:style-name="ro5">
          <table:table-cell office:value-type="string" calcext:value-type="string">
            <text:p>LHI </text:p>
            <text:p> </text:p>
            <text:p>J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IF/ID_IR(8-0) -&gt;SHIFT7_IN </text:p>
            <text:p>SHIFT7_OUT-&gt;ID/RR_SGH69_OUT </text:p>
            <text:p> </text:p>
          </table:table-cell>
          <table:table-cell office:value-type="string" calcext:value-type="string">
            <text:p>ID/RR_IR(11-9) -&gt;RR/EX_ADDR </text:p>
            <text:p>ID/RR_SGH69_OUT-&gt;RR/EX_D3 </text:p>
          </table:table-cell>
          <table:table-cell office:value-type="string" calcext:value-type="string">
            <text:p>RR/EX_ADDR -&gt; EX/MEM_ADDR1 </text:p>
            <text:p>RR/EX_D3-&gt; EX/MEM_VAL </text:p>
          </table:table-cell>
          <table:table-cell office:value-type="string" calcext:value-type="string">
            <text:p>EX/MEM_ADDR1 -&gt; MEM/WB_ADDR </text:p>
            <text:p>EX/MEM_VAL-&gt; MEM/WB_VAL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 </text:p>
            <text:p> </text:p>
          </table:table-cell>
        </table:table-row>
        <table:table-row table:style-name="ro4">
          <table:table-cell office:value-type="string" calcext:value-type="string">
            <text:p>LW  </text:p>
            <text:p> </text:p>
            <text:p>I </text:p>
          </table:table-cell>
          <table:table-cell office:value-type="string" calcext:value-type="string">
            <text:p>PC -&gt; ALU1_A,MEMC_A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R/EX_ADDR </text:p>
            <text:p>ID/RR_IR[8-6] -&gt; RF_A2 </text:p>
            <text:p>RF_D2-&gt; RR/EX_D2 </text:p>
            <text:p>ID/RR_SGH69_OUT -&gt; RR/EX_D3 </text:p>
            <text:p> </text:p>
            <text:p> </text:p>
          </table:table-cell>
          <table:table-cell office:value-type="string" calcext:value-type="string">
            <text:p>RR/EX_D2 -&gt; ALU2_A </text:p>
            <text:p> RR/EX_D3-&gt; ALU2_B </text:p>
            <text:p>ALU2 -&gt; EX/MEM_ADDR2 </text:p>
            <text:p>RR/EX_ADDR -&gt; EX/MEM_ADDR1 </text:p>
            <text:p> </text:p>
          </table:table-cell>
          <table:table-cell office:value-type="string" calcext:value-type="string">
            <text:p>EX/MEM_ADDR2-&gt;MEMD_A </text:p>
            <text:p>MEMD_D-&gt;MEM/WB_VAL </text:p>
            <text:p>EX/MEM_ADDR1 -&gt; MEM/WB_ADDR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 </text:p>
          </table:table-cell>
        </table:table-row>
        <table:table-row table:style-name="ro2">
          <table:table-cell office:value-type="string" calcext:value-type="string">
            <text:p>SW </text:p>
            <text:p> </text:p>
            <text:p>I </text:p>
          </table:table-cell>
          <table:table-cell office:value-type="string" calcext:value-type="string">
            <text:p>PC -&gt; ALU1_A,MEMC_A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F_A1 </text:p>
            <text:p>ID/RR_IR[8-6] -&gt; RF_A2 </text:p>
            <text:p>RF_D1 -&gt; RR/EX_D1 </text:p>
            <text:p>RF_D2 -&gt; RR/EX_D2 </text:p>
            <text:p>ID/RR_SGH69_OUT -&gt; RR/EX_D3 </text:p>
            <text:p> </text:p>
          </table:table-cell>
          <table:table-cell office:value-type="string" calcext:value-type="string">
            <text:p>RR/EX_D2 -&gt; ALU2_A </text:p>
            <text:p> RR/EX_D3-&gt; ALU2_B </text:p>
            <text:p>ALU2 -&gt; EX/MEM_ADDR2 </text:p>
            <text:p>RR/EX_D1 -&gt; EX/MEM_VAL </text:p>
            <text:p> </text:p>
          </table:table-cell>
          <table:table-cell office:value-type="string" calcext:value-type="string">
            <text:p>EX/MEM_VAL -&gt; MEMD_D </text:p>
            <text:p>EX/MEM_ADDR2 -&gt; MEMD_A </text:p>
          </table:table-cell>
          <table:table-cell office:value-type="string" calcext:value-type="string">
            <text:p>NOP </text:p>
            <text:p> </text:p>
          </table:table-cell>
        </table:table-row>
        <table:table-row table:style-name="ro6">
          <table:table-cell office:value-type="string" calcext:value-type="string">
            <text:p>LM </text:p>
            <text:p> </text:p>
            <text:p>J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[11-9] -&gt; RF_A1 </text:p>
            <text:p>RF_D1 -&gt; RR/EX_D1 (select bw ALU3 o/p and RF_D1) </text:p>
            <text:p>0_16 -&gt; RR/EX_ADDR (select bw ALU2 o/p and 0_16) </text:p>
          </table:table-cell>
          <table:table-cell office:value-type="string" calcext:value-type="string">
            <text:p>RR/EX_D1 -&gt; EX/MEM_ADDR2 </text:p>
            <text:p>RR/EX_ADDR -&gt; EX/MEM_ADDR1 </text:p>
            <text:p>RR/EX_ADDR -&gt;  ALU2_A </text:p>
            <text:p>+1 -&gt; ALU2_B </text:p>
            <text:p>ALU2 -&gt; RR/EX_ADDR </text:p>
            <text:p>RR/EX_D1 -&gt;  ALU3_A </text:p>
            <text:p>+1 -&gt; ALU3_B </text:p>
            <text:p>ALU3 -&gt; RR/EX_D1 </text:p>
          </table:table-cell>
          <table:table-cell office:value-type="string" calcext:value-type="string">
            <text:p>EX/MEM_ADDR1 -&gt;  MEM/WB_ADDR </text:p>
            <text:p>EX/MEM_ADDR2 -&gt; MEMD_A </text:p>
            <text:p>MEMD_D -&gt; MEM/WB_VAL </text:p>
            <text:p>NOP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</table:table-cell>
        </table:table-row>
        <table:table-row table:style-name="ro7">
          <table:table-cell office:value-type="string" calcext:value-type="string">
            <text:p>SM </text:p>
            <text:p> </text:p>
            <text:p>J </text:p>
            <text:p>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</table:table-cell>
          <table:table-cell office:value-type="string" calcext:value-type="string">
            <text:p>ID/RR_IR[11-9] -&gt; RF_A1 </text:p>
            <text:p>RF_D1 -&gt; RR/EX_D1(select bw ALU3 o/p and RF_D1) </text:p>
            <text:p>0_16 -&gt; RR/EX_ADDR, RF_A2(select bw ALU2 o/p and 0_16) </text:p>
            <text:p>RF_D2 -&gt; RR/EX_D2 </text:p>
            <text:p> </text:p>
          </table:table-cell>
          <table:table-cell office:value-type="string" calcext:value-type="string">
            <text:p>RR/EX_D1 -&gt; EX/MEM_ADDR2 </text:p>
            <text:p>RR/EX_D2 -&gt; EX/MEM_VAL </text:p>
            <text:p>RR/EX_ADDR -&gt; ALU2_A </text:p>
            <text:p>+1 -&gt; ALU2_B </text:p>
            <text:p>ALU2 -&gt; RR/EX_ADDR </text:p>
            <text:p>RR/EX_D1 -&gt;  ALU3_A </text:p>
            <text:p>+1-&gt; ALU3_B </text:p>
            <text:p>ALU3 -&gt; RR/EX_D1 </text:p>
            <text:p> </text:p>
          </table:table-cell>
          <table:table-cell office:value-type="string" calcext:value-type="string">
            <text:p>EX/MEM_ADDR2 -&gt; MEMD_A </text:p>
            <text:p>EX/MEM_VAL -&gt; MEMD_D </text:p>
            <text:p>NOP </text:p>
            <text:p> </text:p>
          </table:table-cell>
          <table:table-cell office:value-type="string" calcext:value-type="string">
            <text:p>NOP </text:p>
          </table:table-cell>
        </table:table-row>
        <table:table-row table:style-name="ro8">
          <table:table-cell office:value-type="string" calcext:value-type="string">
            <text:p>BEQ </text:p>
            <text:p> </text:p>
            <text:p>I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(11-9) -&gt; RF_A1 </text:p>
            <text:p>ID/RR_IR(8-6) -&gt; RF_A2 </text:p>
            <text:p>RF_D1  -&gt; RR/EX_D1 </text:p>
            <text:p>RF_D2 -&gt; RR/EX_D2 </text:p>
            <text:p>ID/RR_PC -&gt; RR/EX_ADDR </text:p>
            <text:p>ID/RR_SGH69_OUT -&gt; RR/EX_D3 </text:p>
          </table:table-cell>
          <table:table-cell office:value-type="string" calcext:value-type="string">
            <text:p>RR/EX_D1 -&gt; ALU2_A </text:p>
            <text:p>RR/EX_D2 -&gt; ALU2_B </text:p>
            <text:p>ALU2 -&gt; FLUSH </text:p>
            <text:p>RR/EX_ADDR-&gt; ALU3 _A </text:p>
            <text:p>RR/EX_D3 -&gt; ALU3_B </text:p>
            <text:p>ALU3 -&gt; EX/MEM_VAL  </text:p>
            <text:p> </text:p>
          </table:table-cell>
          <table:table-cell office:value-type="string" calcext:value-type="string">
            <text:p>NOP </text:p>
            <text:p>EX/MEM_VAL -&gt; PC </text:p>
          </table:table-cell>
          <table:table-cell office:value-type="string" calcext:value-type="string">
            <text:p>NOP </text:p>
            <text:p>NOP </text:p>
          </table:table-cell>
        </table:table-row>
        <table:table-row table:style-name="ro4">
          <table:table-cell office:value-type="string" calcext:value-type="string">
            <text:p>JAL </text:p>
            <text:p> </text:p>
            <text:p>I </text:p>
            <text:p>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  <text:p>IF/ID_IR(9-0) -&gt; SGN_9EX_IN </text:p>
            <text:p>SGN_9EX_OUT -&gt; ID/RR_SGH69_OUT </text:p>
          </table:table-cell>
          <table:table-cell office:value-type="string" calcext:value-type="string">
            <text:p>ID/RR_IR(11-9) -&gt; RR/EX_D2 </text:p>
            <text:p>ID/RR_PC -&gt; RR/EX_ADDR </text:p>
            <text:p>ID/RR_SGH69_OUT -&gt; RR/EX_D3 </text:p>
          </table:table-cell>
          <table:table-cell office:value-type="string" calcext:value-type="string">
            <text:p>RR/EX_ADDR -&gt; ALU3_A,EX/MEM_ADDR2 </text:p>
            <text:p>RR/EX_D3 -&gt; ALU3_B </text:p>
            <text:p>ALU3 -&gt; EX/MEM_VAL </text:p>
            <text:p>RR/EX_D2 -&gt; EX/MEM_ADDR1 </text:p>
          </table:table-cell>
          <table:table-cell office:value-type="string" calcext:value-type="string">
            <text:p>EX/MEM_VAL-&gt; PC </text:p>
            <text:p>EX/MEM_ADDR2 -&gt; MEM/WB_VAL </text:p>
            <text:p>EX/MEM_ADDR1 -&gt; MEM/WB_ADDR </text:p>
          </table:table-cell>
          <table:table-cell office:value-type="string" calcext:value-type="string">
            <text:p>MEM/WB_ADDR -&gt; RF_A3 </text:p>
            <text:p>MEM/WB_VAL-&gt; RF_D3 </text:p>
          </table:table-cell>
        </table:table-row>
        <table:table-row table:style-name="ro3">
          <table:table-cell office:value-type="string" calcext:value-type="string">
            <text:p>JLR </text:p>
            <text:p> </text:p>
            <text:p>I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</table:table-cell>
          <table:table-cell office:value-type="string" calcext:value-type="string">
            <text:p>ID/RR_IR(11-9) -&gt; RR/EX_ADDR </text:p>
            <text:p>ID/RR_IR(8-6) -&gt; RF_A2 </text:p>
            <text:p>RF_D2 -&gt; RR/EX_D2 </text:p>
            <text:p>ID/RR_PC -&gt; RR/EX_D1 </text:p>
          </table:table-cell>
          <table:table-cell office:value-type="string" calcext:value-type="string">
            <text:p>RR/EX_D2 -&gt; EX/MEM_VAL </text:p>
            <text:p>RR/EX_ADDR -&gt; EX/MEM_ADDR1 </text:p>
            <text:p>RR/EX_D1 -&gt; EX/MEM_ADDR2 </text:p>
          </table:table-cell>
          <table:table-cell office:value-type="string" calcext:value-type="string">
            <text:p>EX/MEM_ADDR1 -&gt; MEM/WB_ADDR </text:p>
            <text:p>EX/MEM_ADDR2 -&gt; MEM/WB_VAL </text:p>
            <text:p>EX/MEM_VAL-&gt; PC </text:p>
            <text:p> </text:p>
          </table:table-cell>
          <table:table-cell office:value-type="string" calcext:value-type="string">
            <text:p> MEM/WB_ADDR -&gt; RF_A3 </text:p>
            <text:p>WB/MEM/WB_VAL-&gt; RF_D3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11:33.825548040</meta:creation-date>
    <dc:date>2019-11-05T17:30:05.410347390</dc:date>
    <meta:editing-duration>PT3H10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